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2" svg:font-family="Arial" style:font-family-generic="swiss"/>
    <style:font-face style:name="Arial1" svg:font-family="Arial" style:font-adornments="Regular" style:font-family-generic="swiss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swiss" style:font-pitch="variable"/>
    <style:font-face style:name="Tahoma1" svg:font-family="Tahoma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318cm"/>
      <style:paragraph-properties style:writing-mode="lr-tb"/>
    </style:style>
    <style:style style:name="pr2" style:family="presentation" style:parent-style-name="Default-outline1">
      <style:graphic-properties draw:auto-grow-height="true" fo:min-height="6.074cm"/>
      <style:paragraph-properties style:writing-mode="lr-tb"/>
    </style:style>
    <style:style style:name="pr3" style:family="presentation" style:parent-style-name="Default-notes">
      <style:graphic-properties draw:fill-color="#ffffff" fo:min-height="12.322cm"/>
      <style:paragraph-properties style:writing-mode="lr-tb"/>
    </style:style>
    <style:style style:name="pr4" style:family="presentation" style:parent-style-name="Default-title">
      <style:graphic-properties fo:min-height="3.256cm"/>
      <style:paragraph-properties style:writing-mode="lr-tb"/>
    </style:style>
    <style:style style:name="pr5" style:family="presentation" style:parent-style-name="Default-outline1">
      <style:graphic-properties fo:min-height="13.609cm"/>
      <style:paragraph-properties style:writing-mode="lr-tb"/>
    </style:style>
    <style:style style:name="pr6" style:family="presentation" style:parent-style-name="Default-title">
      <style:graphic-properties fo:min-height="4.861cm"/>
      <style:paragraph-properties style:writing-mode="lr-tb"/>
    </style:style>
    <style:style style:name="pr7" style:family="presentation" style:parent-style-name="Default-outline1">
      <style:graphic-properties fo:min-height="12.173cm"/>
      <style:paragraph-properties style:writing-mode="lr-tb"/>
    </style:style>
    <style:style style:name="pr8" style:family="presentation" style:parent-style-name="Default-outline1">
      <style:graphic-properties fo:min-height="17.473cm"/>
      <style:paragraph-properties style:writing-mode="lr-tb"/>
    </style:style>
    <style:style style:name="pr9" style:family="presentation" style:parent-style-name="Default-outline1">
      <style:graphic-properties fo:min-height="14.162cm"/>
      <style:paragraph-properties style:writing-mode="lr-tb"/>
    </style:style>
    <style:style style:name="pr10" style:family="presentation" style:parent-style-name="Default-title">
      <style:graphic-properties fo:min-height="3.175cm"/>
      <style:paragraph-properties style:writing-mode="lr-tb"/>
    </style:style>
    <style:style style:name="pr11" style:family="presentation" style:parent-style-name="Default-outline1">
      <style:graphic-properties fo:min-height="18.055cm"/>
      <style:paragraph-properties style:writing-mode="lr-tb"/>
    </style:style>
    <style:style style:name="pr12" style:family="presentation" style:parent-style-name="Default-title">
      <style:graphic-properties fo:min-height="1.905cm"/>
      <style:paragraph-properties style:writing-mode="lr-tb"/>
    </style:style>
    <style:style style:name="pr13" style:family="presentation" style:parent-style-name="Default-outline1">
      <style:graphic-properties fo:min-height="17.145cm"/>
      <style:paragraph-properties style:writing-mode="lr-tb"/>
    </style:style>
    <style:style style:name="pr14" style:family="presentation" style:parent-style-name="Default-title">
      <style:graphic-properties fo:min-height="2.54cm"/>
      <style:paragraph-properties style:writing-mode="lr-tb"/>
    </style:style>
    <style:style style:name="pr15" style:family="presentation" style:parent-style-name="Default-outline1">
      <style:graphic-properties fo:min-height="18.36cm"/>
      <style:paragraph-properties style:writing-mode="lr-tb"/>
    </style:style>
    <style:style style:name="pr16" style:family="presentation" style:parent-style-name="Default-outline1">
      <style:graphic-properties fo:min-height="15.193cm"/>
      <style:paragraph-properties style:writing-mode="lr-tb"/>
    </style:style>
    <style:style style:name="pr17" style:family="presentation" style:parent-style-name="Default-outline1">
      <style:graphic-properties fo:min-height="17.729cm"/>
      <style:paragraph-properties style:writing-mode="lr-tb"/>
    </style:style>
    <style:style style:name="pr18" style:family="presentation" style:parent-style-name="Default-outline1">
      <style:graphic-properties fo:min-height="13.927cm"/>
      <style:paragraph-properties style:writing-mode="lr-tb"/>
    </style:style>
    <style:style style:name="pr19" style:family="presentation" style:parent-style-name="Default-outline1">
      <style:graphic-properties fo:min-height="13.714cm"/>
      <style:paragraph-properties style:writing-mode="lr-tb"/>
    </style:style>
    <style:style style:name="pr20" style:family="presentation" style:parent-style-name="Default-title">
      <style:graphic-properties fo:min-height="3.506cm"/>
      <style:paragraph-properties style:writing-mode="lr-tb"/>
    </style:style>
    <style:style style:name="pr21" style:family="presentation" style:parent-style-name="Default-outline1">
      <style:graphic-properties fo:min-height="12.531cm"/>
      <style:paragraph-properties style:writing-mode="lr-tb"/>
    </style:style>
    <style:style style:name="pr22" style:family="presentation" style:parent-style-name="Default-notes">
      <style:graphic-properties draw:fill-color="#ffffff" fo:min-height="12.572cm"/>
      <style:paragraph-properties style:writing-mode="lr-tb"/>
    </style:style>
    <style:style style:name="pr23" style:family="presentation" style:parent-style-name="Default-outline1">
      <style:graphic-properties fo:min-height="18.41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96pt" style:font-size-asian="96pt" style:font-size-complex="96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size="40pt" style:font-size-asian="40pt" style:font-size-complex="40pt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>
      <style:paragraph-properties style:writing-mode="lr-tb"/>
      <style:text-properties fo:font-weight="normal" style:font-weight-asian="normal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line-height="100%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Arial1" fo:font-size="32pt" style:font-name-asian="Arial1" style:font-size-asian="32pt" style:font-name-complex="Arial1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Arial1" style:font-name-asian="Arial1" style:font-name-complex="Arial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Courier New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4" style:family="text">
      <style:text-properties style:font-name="Arial1" fo:font-style="normal" style:font-name-asian="Arial1" style:font-style-asian="normal" style:font-name-complex="Arial1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Arial1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Arial1" fo:font-weight="normal" style:font-name-asian="Arial1" style:font-weight-asian="normal" style:font-name-complex="Arial1" style:font-weight-complex="normal"/>
    </style:style>
    <style:style style:name="T24" style:family="text">
      <style:text-properties style:use-window-font-color="tru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Arial Unicode MS1" style:font-size-asian="32pt" style:font-style-asian="normal" style:font-weight-asian="bold" style:font-name-complex="Tahoma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Arial3" fo:font-size="32pt" fo:font-style="italic" fo:text-shadow="none" style:text-underline-style="none" fo:font-weight="normal" style:letter-kerning="true" style:font-name-asian="Arial Unicode MS1" style:font-size-asian="32pt" style:font-style-asian="italic" style:font-weight-asian="normal" style:font-name-complex="Tahoma" style:font-size-complex="3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Arial1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27" style:family="text">
      <style:text-properties style:font-name="Arial1" fo:font-style="italic" fo:font-weight="normal" style:font-name-asian="Arial1" style:font-style-asian="italic" style:font-weight-asian="normal" style:font-name-complex="Arial1" style:font-style-complex="italic" style:font-weight-complex="normal"/>
    </style:style>
    <style:style style:name="T28" style:family="text">
      <style:text-properties style:font-name="Arial1" fo:font-weight="bold" style:font-name-asian="Arial1" style:font-weight-asian="bold" style:font-name-complex="Arial1" style:font-weight-complex="bold"/>
    </style:style>
    <style:style style:name="T29" style:family="text">
      <style:text-properties style:font-name="Arial1"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T30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style:text-line-through-style="none" style:text-line-through-type="none" fo:font-size="26pt" style:font-size-asian="26pt" style:font-size-complex="26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4.765cm" svg:height="6.318cm" svg:x="1.27cm" svg:y="1.654cm" presentation:class="title" presentation:user-transformed="true">
          <draw:text-box>
            <text:p text:style-name="P1"><text:span text:style-name="T1">vi</text:span><text:span text:style-name="T1"><text:line-break/></text:span><text:span text:style-name="T2">basic introduction through advanced tips and </text:span><text:span text:style-name="T3">"</text:span><text:span text:style-name="T2">tricks</text:span><text:span text:style-name="T3">"</text:span></text:p>
          </draw:text-box>
        </draw:frame>
        <draw:frame presentation:style-name="pr2" draw:text-style-name="P4" draw:layer="layout" svg:width="25.199cm" svg:height="6.074cm" svg:x="1.4cm" svg:y="12.7cm" presentation:class="outline" presentation:user-transformed="true">
          <draw:text-box>
            <text:p text:style-name="P3">Presented by Michael Paoli, at:</text:p>
            <text:list text:style-name="L2">
              <text:list-item>
                <text:p text:style-name="P3"><text:span text:style-name="T4"><text:a xlink:href="https://www.verizon.com/" xlink:type="simple">Verizon</text:a></text:span><text:span text:style-name="T4"><text:s/>2017-06-08, 2020-07-01</text:span></text:p>
              </text:list-item>
              <text:list-item>
                <text:p text:style-name="P3"><text:span text:style-name="T4"><text:a xlink:href="http://www.pge.com/" xlink:type="simple">PG&amp;E</text:a></text:span><text:span text:style-name="T4"><text:s/>2014-03-05</text:span></text:p>
              </text:list-item>
              <text:list-item>
                <text:p text:style-name="P3"><text:span text:style-name="T4"><text:a xlink:href="http://www.babycenter.com/" xlink:type="simple">BabyCenter</text:a></text:span><text:span text:style-name="T4"><text:s/>2010-07-20</text:span></text:p>
              </text:list-item>
              <text:list-item>
                <text:p text:style-name="P3"><text:span text:style-name="T4"><text:a xlink:href="http://www.balug.org/" xlink:type="simple">BALUG</text:a></text:span><text:span text:style-name="T4"><text:s/>2010-06-16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256cm" svg:x="1.4cm" svg:y="0.962cm" presentation:class="title">
          <draw:text-box>
            <text:p>vi – what vi is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creen oriented text editor</text:p>
              </text:list-item>
              <text:list-item>
                <text:p>modal editor (modes: command, <text:span text:style-name="T5">"</text:span>insert<text:span text:style-name="T5">"</text:span>, ex)</text:p>
              </text:list-item>
              <text:list-item>
                <text:p>very powerful, rather flexible, yet efficient editor</text:p>
              </text:list-item>
              <text:list-item>
                <text:p>optimized for <text:span text:style-name="T6">ease of use and speed</text:span> by those proficient at it</text:p>
              </text:list-item>
              <text:list-item>
                <text:p>operates on buffer copy of file(s) – only writes out specified file(s) being edited when explicitly commanded to do s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4.861cm" svg:x="1.4cm" svg:y="0.854cm" presentation:class="title" presentation:user-transformed="true">
          <draw:text-box>
            <text:p>vi – what vi is <text:span text:style-name="T7">not</text:span><text:span text:style-name="T8">:</text:span></text:p>
          </draw:text-box>
        </draw:frame>
        <draw:frame presentation:style-name="pr7" draw:text-style-name="P6" draw:layer="layout" svg:width="25.199cm" svg:height="12.173cm" svg:x="1.4cm" svg:y="6.35cm" presentation:class="outline" presentation:user-transformed="true">
          <draw:text-box>
            <text:list text:style-name="L2">
              <text:list-item>
                <text:p>WYSIWYG editor</text:p>
              </text:list-item>
              <text:list-item>
                <text:p>font editor</text:p>
              </text:list-item>
              <text:list-item>
                <text:p>spell checker</text:p>
              </text:list-item>
              <text:list-item>
                <text:p>grammar checker</text:p>
              </text:list-item>
              <text:list-item>
                <text:p>optimized for ease of learning it</text:p>
              </text:list-item>
              <text:list-item>
                <text:p>EMACS (perfectly good operating system which lacks a good text edito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><text:span text:style-name="T9">vi – some general features/capabilities</text:span>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recovery mode</text:p>
              </text:list-item>
              <text:list-item>
                <text:p>ex command line mode</text:p>
              </text:list-item>
              <text:list-item>
                <text:p>negligible on-screen cruft – one mostly sees only what one is editing, and almost nothing else</text:p>
              </text:list-item>
              <text:list-item>
                <text:p><text:a xlink:href="http://www.rawbw.com/~mp/unix/regular_expressions/" xlink:type="simple">regular expressions</text:a></text:p>
              </text:list-item>
              <text:list-item>
                <text:p>works exceedingly well with numerous Linux/Unix commands (pipes)</text:p>
              </text:list-item>
              <text:list-item>
                <text:p>It's (so?) hard to learn(!?), it's <text:span text:style-name="T6">so</text:span> easy (and efficient!) to <text:span text:style-name="T6">use</text:span><text:span text:style-name="T8">! - yes, and yes!!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256cm" svg:x="1.4cm" svg:y="0.962cm" presentation:class="title">
          <draw:text-box>
            <text:p>vi's modes – command mode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>command mode</text:p>
                <text:list>
                  <text:list-item>
                    <text:p>initial default when invoked as vi or view</text:p>
                  </text:list-item>
                  <text:list-item>
                    <text:p>character(s) typed act as command(s), rather than being themselves inserted into text</text:p>
                  </text:list-item>
                  <text:list-item>
                    <text:p><text:span text:style-name="T10">Escape</text:span> (<text:span text:style-name="T10">^[</text:span>) – used in vi (visual) mode to return to command mode. <text:s/>Not sure what mode one is in? <text:s/>Hit <text:span text:style-name="T6">Escape</text:span> a few times, vi will beep terminal bell (or flash visual <text:span text:style-name="T5">"</text:span>bell<text:span text:style-name="T5">"</text:span>) when one hits Escape when already in command mode – at that point one is assuredly in command m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256cm" svg:x="1.4cm" svg:y="0.962cm" presentation:class="title" presentation:user-transformed="true">
          <draw:text-box>
            <text:p>vi's modes – <text:span text:style-name="T5">"</text:span>insert<text:span text:style-name="T5">"</text:span> mode</text:p>
          </draw:text-box>
        </draw:frame>
        <draw:frame presentation:style-name="pr8" draw:text-style-name="P6" draw:layer="layout" svg:width="25.199cm" svg:height="17.473cm" svg:x="1.4cm" svg:y="3.81cm" presentation:class="outline" presentation:user-transformed="true">
          <draw:text-box>
            <text:list text:style-name="L2">
              <text:list-item>
                <text:p>insert/append/replace, etc. modes – characters are literally added as text, with some slight exceptions</text:p>
                <text:list>
                  <text:list-item>
                    <text:p>some of those exceptions:</text:p>
                    <text:list>
                      <text:list-item>
                        <text:p><text:span text:style-name="T10">Escape</text:span> exits <text:span text:style-name="T5">"</text:span>insert<text:span text:style-name="T5">"</text:span> mode</text:p>
                      </text:list-item>
                      <text:list-item>
                        <text:p>Unix/Linux <text:span text:style-name="T6">erase</text:span> (typically <text:span text:style-name="T10">^H</text:span> or <text:span text:style-name="T10">Delete</text:span>) and <text:span text:style-name="T6">kill</text:span> (typically <text:span text:style-name="T10">^U</text:span>) characters work essentially as expected</text:p>
                      </text:list-item>
                      <text:list-item>
                        <text:p><text:span text:style-name="T10">^V</text:span> - enter the following character literally</text:p>
                      </text:list-item>
                      <text:list-item>
                        <text:p>regular printable ASCII characters and <text:span text:style-name="T6">space</text:span> and <text:span text:style-name="T6">tab</text:span> are <text:span text:style-name="T6">not</text:span><text:span text:style-name="T8"> exceptions</text:span></text:p>
                      </text:list-item>
                      <text:list-item>
                        <text:p><text:span text:style-name="T11">^D</text:span><text:span text:style-name="T8"> – backtab over autoindent</text:span></text:p>
                      </text:list-item>
                      <text:list-item>
                        <text:p><text:span text:style-name="T11">^^D</text:span><text:span text:style-name="T12"> – kill autoindent just for current line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a</text:span><text:span text:style-name="T12">,</text:span><text:span text:style-name="T11"> A</text:span><text:span text:style-name="T12">,</text:span><text:span text:style-name="T11"> i</text:span><text:span text:style-name="T12">,</text:span><text:span text:style-name="T11"> </text:span><text:span text:style-name="T13">I</text:span><text:span text:style-name="T12">,</text:span><text:span text:style-name="T11"> o</text:span><text:span text:style-name="T12">,</text:span><text:span text:style-name="T11"> O</text:span><text:span text:style-name="T12">,</text:span><text:span text:style-name="T11"> R</text:span><text:span text:style-name="T8">, etc. enter </text:span><text:span text:style-name="T14">"</text:span><text:span text:style-name="T8">insert</text:span><text:span text:style-name="T14">"</text:span><text:span text:style-name="T8"> m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256cm" svg:x="1.4cm" svg:y="0.962cm" presentation:class="title">
          <draw:text-box>
            <text:p>vi's modes – ex command mode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>from vi (visual) mode - : (colon) – one then types ex command(s), ending with Escape (or newline or carriage return)</text:p>
              </text:list-item>
              <text:list-item>
                <text:p>when invoked as ex, starts in ex command mode</text:p>
              </text:list-item>
              <text:list-item>
                <text:p><text:span text:style-name="T10">Q</text:span> – <text:span text:style-name="T10">q</text:span><text:span text:style-name="T15">uit visual mode, go to ex command mode (vi to return to visual mod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256cm" svg:x="1.4cm" svg:y="0.962cm" presentation:class="title">
          <draw:text-box>
            <text:p>vi – the basics</text:p>
          </draw:text-box>
        </draw:frame>
        <draw:frame presentation:style-name="pr9" draw:text-style-name="P6" draw:layer="layout" svg:width="25.199cm" svg:height="14.162cm" svg:x="1.4cm" svg:y="4.914cm" presentation:class="outline" presentation:user-transformed="true">
          <draw:text-box>
            <text:list text:style-name="L2">
              <text:list-item>
                <text:p>Typical/basic invocation:</text:p>
                <text:list>
                  <text:list-item>
                    <text:p>vi <text:span text:style-name="T6">file</text:span></text:p>
                  </text:list-item>
                </text:list>
              </text:list-item>
              <text:list-item>
                <text:p>start adding text: <text:span text:style-name="T10">a</text:span></text:p>
              </text:list-item>
              <text:list-item>
                <text:p>You'll notice some patterns in the commands, e.g. lower and upper case, mnemonics (more-or-less), etc.</text:p>
              </text:list-item>
              <text:list-item>
                <text:p>At least by default, long lines wrap on <text:span text:style-name="T6">display</text:span><text:span text:style-name="T8">, but vi doesn't logically break/wrap/fold the lines themselves by default</text:span></text:p>
              </text:list-item>
              <text:list-item>
                <text:p><text:span text:style-name="T10">a</text:span><text:span text:style-name="T15"> – append after cursor</text:span></text:p>
              </text:list-item>
              <text:list-item>
                <text:p><text:span text:style-name="T10">A</text:span><text:span text:style-name="T15"> – append at end of lin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0" draw:text-style-name="P6" draw:layer="layout" svg:width="25.199cm" svg:height="3.175cm" svg:x="1.4cm" svg:y="0cm" presentation:class="title" presentation:user-transformed="true">
          <draw:text-box>
            <text:p>vi – more basics</text:p>
          </draw:text-box>
        </draw:frame>
        <draw:frame presentation:style-name="pr11" draw:text-style-name="P8" draw:layer="layout" svg:width="25.199cm" svg:height="18.055cm" svg:x="1.4cm" svg:y="2.54cm" presentation:class="outline" presentation:user-transformed="true">
          <draw:text-box>
            <text:list text:style-name="L2">
              <text:list-item>
                <text:p><text:span text:style-name="T10">i</text:span><text:span text:style-name="T15"> – </text:span><text:span text:style-name="T10">i</text:span><text:span text:style-name="T15">nsert before cursor</text:span></text:p>
              </text:list-item>
              <text:list-item>
                <text:p><text:span text:style-name="T13">I</text:span><text:span text:style-name="T12"> – </text:span><text:span text:style-name="T11">i</text:span><text:span text:style-name="T12">nsert before first non-blank on line</text:span></text:p>
              </text:list-item>
              <text:list-item>
                <text:p><text:span text:style-name="T11">o</text:span><text:span text:style-name="T12"> – </text:span><text:span text:style-name="T11">o</text:span><text:span text:style-name="T12">pen line below</text:span></text:p>
              </text:list-item>
              <text:list-item>
                <text:p><text:span text:style-name="T11">O</text:span><text:span text:style-name="T12"> – </text:span><text:span text:style-name="T11">o</text:span><text:span text:style-name="T12">pen line above</text:span></text:p>
              </text:list-item>
              <text:list-item>
                <text:p><text:span text:style-name="T11">r</text:span><text:span text:style-name="T16">x</text:span><text:span text:style-name="T12"> – </text:span><text:span text:style-name="T11">r</text:span><text:span text:style-name="T12">eplace single character with </text:span><text:span text:style-name="T16">x</text:span></text:p>
              </text:list-item>
              <text:list-item>
                <text:p><text:span text:style-name="T11">R</text:span><text:span text:style-name="T12"> – </text:span><text:span text:style-name="T11">r</text:span><text:span text:style-name="T12">eplace characters (overtype)</text:span></text:p>
              </text:list-item>
              <text:list-item>
                <text:p><text:span text:style-name="T11">s</text:span><text:span text:style-name="T12"> – </text:span><text:span text:style-name="T11">s</text:span><text:span text:style-name="T12">ubstitute characters</text:span></text:p>
              </text:list-item>
              <text:list-item>
                <text:p><text:span text:style-name="T11">S</text:span><text:span text:style-name="T12"> – </text:span><text:span text:style-name="T11">s</text:span><text:span text:style-name="T12">ubstitute lines</text:span></text:p>
              </text:list-item>
              <text:list-item>
                <text:p><text:span text:style-name="T11">c</text:span><text:span text:style-name="T16">&lt;cursor motion&gt;</text:span><text:span text:style-name="T12"> – </text:span><text:span text:style-name="T11">c</text:span><text:span text:style-name="T12">hange through motion</text:span></text:p>
              </text:list-item>
              <text:list-item>
                <text:p><text:span text:style-name="T11">C</text:span><text:span text:style-name="T12"> – </text:span><text:span text:style-name="T11">c</text:span><text:span text:style-name="T12">hange rest of line</text:span></text:p>
              </text:list-item>
              <text:list-item>
                <text:p><text:span text:style-name="T11">.</text:span><text:span text:style-name="T12"> - repeat last change</text:span></text:p>
              </text:list-item>
              <text:list-item>
                <text:p><text:span text:style-name="T11">u</text:span><text:span text:style-name="T12"> – </text:span><text:span text:style-name="T11">u</text:span><text:span text:style-name="T12">ndo last change (most types)</text:span></text:p>
              </text:list-item>
              <text:list-item>
                <text:p><text:span text:style-name="T17">"</text:span><text:span text:style-name="T16">d</text:span><text:span text:style-name="T11">p –</text:span><text:span text:style-name="T12"> </text:span><text:span text:style-name="T11">p</text:span><text:span text:style-name="T12">ut (retrieve) </text:span><text:span text:style-name="T16">d</text:span><text:span text:style-name="T12">th last </text:span><text:span text:style-name="T11">d</text:span><text:span text:style-name="T12">elete</text:span></text:p>
              </text:list-item>
              <text:list-item>
                <text:p><text:span text:style-name="T11">U</text:span><text:span text:style-name="T12"> – </text:span><text:span text:style-name="T11">U</text:span><text:span text:style-name="T12">ndo changes to current lin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256cm" svg:x="1.4cm" svg:y="0.962cm" presentation:class="title">
          <draw:text-box>
            <text:p>vi – moving around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^<text:span text:style-name="T10">F</text:span> – <text:span text:style-name="T10">F</text:span>orward screenfull</text:p>
              </text:list-item>
              <text:list-item>
                <text:p>^<text:span text:style-name="T10">B</text:span> – <text:span text:style-name="T10">B</text:span><text:span text:style-name="T15">ackward screenfull</text:span></text:p>
              </text:list-item>
              <text:list-item>
                <text:p><text:span text:style-name="T15">^</text:span><text:span text:style-name="T10">D</text:span><text:span text:style-name="T15"> – </text:span><text:span text:style-name="T10">D</text:span><text:span text:style-name="T15">own half screenfull</text:span></text:p>
              </text:list-item>
              <text:list-item>
                <text:p><text:span text:style-name="T15">^</text:span><text:span text:style-name="T18">U</text:span><text:span text:style-name="T19"> – </text:span><text:span text:style-name="T18">U</text:span><text:span text:style-name="T19">p half screenfull</text:span></text:p>
              </text:list-item>
              <text:list-item>
                <text:p><text:span text:style-name="T20">[num]</text:span><text:span text:style-name="T21">G</text:span><text:span text:style-name="T22"> – </text:span><text:span text:style-name="T21">G</text:span><text:span text:style-name="T22">oto line number </text:span><text:span text:style-name="T20">num</text:span><text:span text:style-name="T22"> (end default)</text:span></text:p>
              </text:list-item>
              <text:list-item>
                <text:p><text:span text:style-name="T21">^H</text:span><text:span text:style-name="T22">,</text:span><text:span text:style-name="T21"> h</text:span><text:span text:style-name="T22">, </text:span><text:span text:style-name="T21">j</text:span><text:span text:style-name="T22">, </text:span><text:span text:style-name="T21">k</text:span><text:span text:style-name="T22">, </text:span><text:span text:style-name="T21">l</text:span><text:span text:style-name="T22">, </text:span><text:span text:style-name="T20">&lt;space&gt;</text:span><text:span text:style-name="T22"> – one character left, left, down, up, right, right, respectively</text:span></text:p>
              </text:list-item>
              <text:list-item>
                <text:p><text:span text:style-name="T21">/</text:span><text:span text:style-name="T20">re</text:span><text:span text:style-name="T22">, </text:span><text:span text:style-name="T21">?</text:span><text:span text:style-name="T20">re</text:span><text:span text:style-name="T22"> – search forward(/) or backward(?) for regular expression </text:span><text:span text:style-name="T20">re</text:span></text:p>
              </text:list-item>
              <text:list-item>
                <text:p><text:span text:style-name="T21">n</text:span><text:span text:style-name="T22">, </text:span><text:span text:style-name="T21">N</text:span><text:span text:style-name="T22"> – </text:span><text:span text:style-name="T21">n</text:span><text:span text:style-name="T22">ext / or ? match (</text:span><text:span text:style-name="T21">N</text:span><text:span text:style-name="T22"> to reverse directio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256cm" svg:x="1.4cm" svg:y="0.962cm" presentation:class="title" presentation:user-transformed="true">
          <draw:text-box>
            <text:p>vi – moving around</text:p>
          </draw:text-box>
        </draw:frame>
        <draw:frame presentation:style-name="pr5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0">w</text:span><text:span text:style-name="T15"> – forward </text:span><text:span text:style-name="T10">w</text:span><text:span text:style-name="T15">ord</text:span></text:p>
              </text:list-item>
              <text:list-item>
                <text:p><text:span text:style-name="T10">W</text:span><text:span text:style-name="T15"> – forward </text:span><text:span text:style-name="T23">"</text:span><text:span text:style-name="T15">big</text:span><text:span text:style-name="T23">"</text:span><text:span text:style-name="T15"> </text:span><text:span text:style-name="T10">W</text:span><text:span text:style-name="T15">ord</text:span></text:p>
              </text:list-item>
              <text:list-item>
                <text:p><text:span text:style-name="T10">b</text:span><text:span text:style-name="T15"> – </text:span><text:span text:style-name="T10">b</text:span><text:span text:style-name="T15">ackward word</text:span></text:p>
              </text:list-item>
              <text:list-item>
                <text:p><text:span text:style-name="T10">B</text:span><text:span text:style-name="T15"> – </text:span><text:span text:style-name="T10">B</text:span><text:span text:style-name="T15">ackward </text:span><text:span text:style-name="T23">"</text:span><text:span text:style-name="T15">big</text:span><text:span text:style-name="T23">"</text:span><text:span text:style-name="T15"> word</text:span></text:p>
              </text:list-item>
              <text:list-item>
                <text:p><text:span text:style-name="T10">e</text:span><text:span text:style-name="T15"> – </text:span><text:span text:style-name="T10">e</text:span><text:span text:style-name="T15">nd of word</text:span></text:p>
              </text:list-item>
              <text:list-item>
                <text:p><text:span text:style-name="T10">E</text:span><text:span text:style-name="T15"> – </text:span><text:span text:style-name="T10">E</text:span><text:span text:style-name="T15">nd of </text:span><text:span text:style-name="T23">"</text:span><text:span text:style-name="T15">big</text:span><text:span text:style-name="T23">" </text:span><text:span text:style-name="T15">word</text:span></text:p>
              </text:list-item>
              <text:list-item>
                <text:p><text:span text:style-name="T10">/</text:span><text:span text:style-name="T16">re</text:span><text:span text:style-name="T11">/+</text:span><text:span text:style-name="T16">n</text:span><text:span text:style-name="T12"> – </text:span><text:span text:style-name="T16">n</text:span><text:span text:style-name="T12">th line after regular expression </text:span><text:span text:style-name="T16">re</text:span></text:p>
              </text:list-item>
              <text:list-item>
                <text:p><text:span text:style-name="T11">?</text:span><text:span text:style-name="T16">re</text:span><text:span text:style-name="T11">?-</text:span><text:span text:style-name="T16">n</text:span><text:span text:style-name="T12"> – </text:span><text:span text:style-name="T16">n</text:span><text:span text:style-name="T12">th line before regular expression </text:span><text:span text:style-name="T16">re</text:span></text:p>
              </text:list-item>
              <text:list-item>
                <text:p><text:span text:style-name="T11">]]</text:span><text:span text:style-name="T12">, </text:span><text:span text:style-name="T11">[[</text:span><text:span text:style-name="T12"> - next(]])/previos([[) section/function</text:span></text:p>
              </text:list-item>
              <text:list-item>
                <text:p><text:span text:style-name="T11">%</text:span><text:span text:style-name="T12"> - to matching nested () or {} (or &lt;&gt; or []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256cm" svg:x="1.4cm" svg:y="0.962cm" presentation:class="title">
          <draw:text-box>
            <text:p>vi – moving around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10">``</text:span> - to previous context location</text:p>
              </text:list-item>
              <text:list-item>
                <text:p><text:span text:style-name="T10">''</text:span> - like <text:span text:style-name="T10">``</text:span><text:span text:style-name="T15">, but </text:span>first non-whitespace on line</text:p>
              </text:list-item>
              <text:list-item>
                <text:p><text:span text:style-name="T10">m</text:span><text:span text:style-name="T16">x</text:span><text:span text:style-name="T12"> – </text:span><text:span text:style-name="T11">m</text:span><text:span text:style-name="T12">ark position with letter </text:span><text:span text:style-name="T16">x</text:span></text:p>
              </text:list-item>
              <text:list-item>
                <text:p><text:span text:style-name="T7">`</text:span><text:span text:style-name="T16">x</text:span><text:span text:style-name="T12"> – to position marked with letter </text:span><text:span text:style-name="T16">x</text:span></text:p>
              </text:list-item>
              <text:list-item>
                <text:p><text:span text:style-name="T11">'</text:span><text:span text:style-name="T16">x</text:span><text:span text:style-name="T12"> – like </text:span><text:span text:style-name="T11">`</text:span><text:span text:style-name="T16">x</text:span><text:span text:style-name="T12">, but first non-whitespace on line</text:span></text:p>
              </text:list-item>
              <text:list-item>
                <text:p><text:span text:style-name="T11">H</text:span><text:span text:style-name="T12">, </text:span><text:span text:style-name="T11">M</text:span><text:span text:style-name="T12">, </text:span><text:span text:style-name="T11">L</text:span><text:span text:style-name="T12"> – </text:span><text:span text:style-name="T11">H</text:span><text:span text:style-name="T12">ome/</text:span><text:span text:style-name="T11">M</text:span><text:span text:style-name="T12">iddle/</text:span><text:span text:style-name="T11">L</text:span><text:span text:style-name="T12">ast window line</text:span></text:p>
              </text:list-item>
              <text:list-item>
                <text:p><text:span text:style-name="T11">+</text:span><text:span text:style-name="T12"> (or </text:span><text:span text:style-name="T16">return</text:span><text:span text:style-name="T12"> or</text:span><text:span text:style-name="T16"> newline</text:span><text:span text:style-name="T12">) – next line at first non-whitespace</text:span></text:p>
              </text:list-item>
              <text:list-item>
                <text:p><text:span text:style-name="T11">-</text:span><text:span text:style-name="T12"> - like </text:span><text:span text:style-name="T11">+</text:span><text:span text:style-name="T12">, but previous line</text:span></text:p>
              </text:list-item>
              <text:list-item>
                <text:p><text:span text:style-name="T11">^</text:span><text:span text:style-name="T12"> - first non-whitespace on lin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256cm" svg:x="1.4cm" svg:y="0.962cm" presentation:class="title">
          <draw:text-box>
            <text:p>vi - moving around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11">0 </text:span><text:span text:style-name="T12">- (zero) – first character on line</text:span></text:p>
              </text:list-item>
              <text:list-item>
                <text:p><text:span text:style-name="T11">$</text:span><text:span text:style-name="T12"> - last character on line</text:span></text:p>
              </text:list-item>
              <text:list-item>
                <text:p><text:span text:style-name="T11">f</text:span><text:span text:style-name="T16">x</text:span><text:span text:style-name="T12"> – </text:span><text:span text:style-name="T11">f</text:span><text:span text:style-name="T12">orward onto character </text:span><text:span text:style-name="T16">x</text:span><text:span text:style-name="T12"> within line</text:span></text:p>
              </text:list-item>
              <text:list-item>
                <text:p><text:span text:style-name="T11">t</text:span><text:span text:style-name="T16">x</text:span><text:span text:style-name="T12"> – forward up </text:span><text:span text:style-name="T11">t</text:span><text:span text:style-name="T12">o character </text:span><text:span text:style-name="T16">x</text:span><text:span text:style-name="T12"> within line</text:span></text:p>
              </text:list-item>
              <text:list-item>
                <text:p><text:span text:style-name="T11">F</text:span><text:span text:style-name="T16">x</text:span><text:span text:style-name="T12">, </text:span><text:span text:style-name="T11">T</text:span><text:span text:style-name="T16">x</text:span><text:span text:style-name="T12"> – like </text:span><text:span text:style-name="T11">f</text:span><text:span text:style-name="T16">x</text:span><text:span text:style-name="T12"> and </text:span><text:span text:style-name="T11">t</text:span><text:span text:style-name="T16">x</text:span><text:span text:style-name="T12"> but backwards</text:span></text:p>
              </text:list-item>
              <text:list-item>
                <text:p><text:span text:style-name="T11">;</text:span><text:span text:style-name="T12"> - repeat last </text:span><text:span text:style-name="T11">f</text:span><text:span text:style-name="T12">,</text:span><text:span text:style-name="T11"> F</text:span><text:span text:style-name="T12">,</text:span><text:span text:style-name="T11"> t</text:span><text:span text:style-name="T12"> or </text:span><text:span text:style-name="T11">T</text:span></text:p>
              </text:list-item>
              <text:list-item>
                <text:p><text:span text:style-name="T11">,</text:span><text:span text:style-name="T12"> - like </text:span><text:span text:style-name="T11">;</text:span><text:span text:style-name="T12"> but reverse direction</text:span></text:p>
              </text:list-item>
              <text:list-item>
                <text:p><text:span text:style-name="T16">n</text:span><text:span text:style-name="T11">|</text:span><text:span text:style-name="T12"> - to column number </text:span><text:span text:style-name="T16">n</text:span></text:p>
              </text:list-item>
              <text:list-item>
                <text:p><text:span text:style-name="T11">)</text:span><text:span text:style-name="T12">, </text:span><text:span text:style-name="T11">}</text:span><text:span text:style-name="T12"> - to next sentence(</text:span><text:span text:style-name="T11">)</text:span><text:span text:style-name="T12">) / paragraph(</text:span><text:span text:style-name="T11">}</text:span><text:span text:style-name="T12">)</text:span></text:p>
              </text:list-item>
              <text:list-item>
                <text:p><text:span text:style-name="T11">(</text:span><text:span text:style-name="T12">, </text:span><text:span text:style-name="T11">{</text:span><text:span text:style-name="T12"> - like </text:span><text:span text:style-name="T11">)</text:span><text:span text:style-name="T12"> and </text:span><text:span text:style-name="T11">}</text:span><text:span text:style-name="T12"> but backward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256cm" svg:x="1.4cm" svg:y="0.962cm" presentation:class="title">
          <draw:text-box>
            <text:p>vi - adjusting screen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>^L – redraw screen (simple repaint, all versions)</text:p>
              </text:list-item>
              <text:list-item>
                <text:p>^R - <text:span text:style-name="T10">r</text:span><text:span text:style-name="T15">edraw screen (most versions, eliminate @)</text:span></text:p>
              </text:list-item>
              <text:list-item>
                <text:p><text:span text:style-name="T10">z</text:span><text:span text:style-name="T16">&lt;return&gt;</text:span><text:span text:style-name="T12">, </text:span><text:span text:style-name="T11">z.</text:span><text:span text:style-name="T12">, </text:span><text:span text:style-name="T11">z-</text:span><text:span text:style-name="T12"> - redraw screen with current line positioned at top(</text:span><text:span text:style-name="T16">&lt;return&gt;</text:span><text:span text:style-name="T12">)/middle(.)/bottom(-)</text:span></text:p>
              </text:list-item>
              <text:list-item>
                <text:p><text:span text:style-name="T11">/</text:span><text:span text:style-name="T16">re</text:span><text:span text:style-name="T11">/z-</text:span><text:span text:style-name="T12"> to regular expression </text:span><text:span text:style-name="T16">re</text:span><text:span text:style-name="T12"> and positioned at bottom line (or </text:span><text:span text:style-name="T11">z</text:span><text:span text:style-name="T12"> alone for top, </text:span><text:span text:style-name="T11">z.</text:span><text:span text:style-name="T12"> for middle)</text:span></text:p>
              </text:list-item>
              <text:list-item>
                <text:p><text:span text:style-name="T12">^</text:span><text:span text:style-name="T11">E</text:span><text:span text:style-name="T12"> – </text:span><text:span text:style-name="T11">e</text:span><text:span text:style-name="T12">xpose line below (scroll up one line)</text:span></text:p>
              </text:list-item>
              <text:list-item>
                <text:p><text:span text:style-name="T12">^</text:span><text:span text:style-name="T11">Y</text:span><text:span text:style-name="T12"> – show line above (scroll down one lin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2" draw:text-style-name="P6" draw:layer="layout" svg:width="25.199cm" svg:height="1.905cm" svg:x="1.4cm" svg:y="0.635cm" presentation:class="title" presentation:user-transformed="true">
          <draw:text-box>
            <text:p>vi – delete, yank, put, etc.</text:p>
          </draw:text-box>
        </draw:frame>
        <draw:frame presentation:style-name="pr13" draw:text-style-name="P6" draw:layer="layout" svg:width="25.199cm" svg:height="17.145cm" svg:x="1.4cm" svg:y="3.175cm" presentation:class="outline" presentation:user-transformed="true">
          <draw:text-box>
            <text:list text:style-name="L2">
              <text:list-item>
                <text:p><text:span text:style-name="T10">d</text:span><text:span text:style-name="T16">&lt;cursor motion&gt;</text:span><text:span text:style-name="T12"> - delete through cursor motion into unnamed buffer</text:span></text:p>
              </text:list-item>
              <text:list-item>
                <text:p><text:span text:style-name="T11">x</text:span><text:span text:style-name="T12">, </text:span><text:span text:style-name="T11">X</text:span><text:span text:style-name="T12"> – delete character at(</text:span><text:span text:style-name="T11">x</text:span><text:span text:style-name="T12">) / to left of(</text:span><text:span text:style-name="T11">X</text:span><text:span text:style-name="T12">) cursor</text:span></text:p>
              </text:list-item>
              <text:list-item>
                <text:p><text:span text:style-name="T17">"</text:span><text:span text:style-name="T16">x</text:span><text:span text:style-name="T11">d</text:span><text:span text:style-name="T12"> – like </text:span><text:span text:style-name="T11">d</text:span><text:span text:style-name="T12">, but into named buffer </text:span><text:span text:style-name="T16">x</text:span></text:p>
              </text:list-item>
              <text:list-item>
                <text:p><text:span text:style-name="T11">y</text:span><text:span text:style-name="T16">&lt;cursor motion&gt;</text:span><text:span text:style-name="T12"> - yank through cursor motion into unnamed buffer, </text:span><text:span text:style-name="T17">"</text:span><text:span text:style-name="T16">x</text:span><text:span text:style-name="T11">y</text:span><text:span text:style-name="T12"> – into buffer </text:span><text:span text:style-name="T16">x</text:span></text:p>
              </text:list-item>
              <text:list-item>
                <text:p><text:span text:style-name="T11">dd</text:span><text:span text:style-name="T12">, </text:span><text:span text:style-name="T11">yy</text:span><text:span text:style-name="T12">, </text:span><text:span text:style-name="T11">Y</text:span><text:span text:style-name="T12"> – delete(</text:span><text:span text:style-name="T11">dd</text:span><text:span text:style-name="T12">)/yank(</text:span><text:span text:style-name="T11">yy</text:span><text:span text:style-name="T12"> or </text:span><text:span text:style-name="T11">Y</text:span><text:span text:style-name="T12">) line</text:span></text:p>
              </text:list-item>
              <text:list-item>
                <text:p><text:span text:style-name="T11">D</text:span><text:span text:style-name="T12">, </text:span><text:span text:style-name="T11">d$</text:span><text:span text:style-name="T12"> - delete through end of line</text:span></text:p>
              </text:list-item>
              <text:list-item>
                <text:p><text:span text:style-name="T16">[num]</text:span><text:span text:style-name="T11">dd</text:span><text:span text:style-name="T12"> – delete [</text:span><text:span text:style-name="T16">num</text:span><text:span text:style-name="T12">] line(s)</text:span></text:p>
              </text:list-item>
              <text:list-item>
                <text:p><text:span text:style-name="T11">p</text:span><text:span text:style-name="T12">, </text:span><text:span text:style-name="T11">P</text:span><text:span text:style-name="T12"> – put contents of unnamed buffer after(</text:span><text:span text:style-name="T11">p</text:span><text:span text:style-name="T12">)/before(</text:span><text:span text:style-name="T11">P</text:span><text:span text:style-name="T12">) cursor or current line</text:span></text:p>
              </text:list-item>
              <text:list-item>
                <text:p><text:span text:style-name="T17">"</text:span><text:span text:style-name="T16">x</text:span><text:span text:style-name="T11">p</text:span><text:span text:style-name="T12">, </text:span><text:span text:style-name="T17">"</text:span><text:span text:style-name="T16">x</text:span><text:span text:style-name="T11">P</text:span><text:span text:style-name="T12"> – like </text:span><text:span text:style-name="T11">p</text:span><text:span text:style-name="T12"> and </text:span><text:span text:style-name="T11">P</text:span><text:span text:style-name="T12"> but for named buffer </text:span><text:span text:style-name="T16">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256cm" svg:x="1.4cm" svg:y="0.962cm" presentation:class="title">
          <draw:text-box>
            <text:p>vi – more stuff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11">ZZ</text:span><text:span text:style-name="T12"> – write out any changes and quit</text:span></text:p>
              </text:list-item>
              <text:list-item>
                <text:p><text:span text:style-name="T16">[num]</text:span><text:span text:style-name="T11">J</text:span><text:span text:style-name="T12"> – </text:span><text:span text:style-name="T11">J</text:span><text:span text:style-name="T12">oin lines (default 2)</text:span></text:p>
              </text:list-item>
              <text:list-item>
                <text:p><text:span text:style-name="T11">!</text:span><text:span text:style-name="T16">&lt;cursor motion&gt;command</text:span><text:span text:style-name="T12"> – take contents covered by cursor motion, pipe them to shell</text:span><text:span text:style-name="T16"> command</text:span><text:span text:style-name="T12"> and replace them with the output of that shell </text:span><text:span text:style-name="T16">command</text:span><text:span text:style-name="T12">, </text:span><text:span text:style-name="T11">!</text:span><text:span text:style-name="T12"> in command substitutes prior command</text:span></text:p>
              </text:list-item>
              <text:list-item>
                <text:p><text:span text:style-name="T11">^Z</text:span><text:span text:style-name="T12"> – suspend vi or ex to background</text:span></text:p>
              </text:list-item>
              <text:list-item>
                <text:p><text:span text:style-name="T11">&gt;&gt;</text:span><text:span text:style-name="T12">, </text:span><text:span text:style-name="T11">&lt;&lt;</text:span><text:span text:style-name="T12"> - shift right(</text:span><text:span text:style-name="T11">&gt;&gt;</text:span><text:span text:style-name="T12">)/left(</text:span><text:span text:style-name="T11">&lt;&lt;</text:span><text:span text:style-name="T12">)</text:span></text:p>
              </text:list-item>
              <text:list-item>
                <text:p><text:span text:style-name="T11">~</text:span><text:span text:style-name="T12"> - toggle upper/lower ca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4" draw:text-style-name="P6" draw:layer="layout" svg:width="25.199cm" svg:height="2.54cm" svg:x="1.4cm" svg:y="0cm" presentation:class="title" presentation:user-transformed="true">
          <draw:text-box>
            <text:p>vi – ex stuff!</text:p>
          </draw:text-box>
        </draw:frame>
        <draw:frame presentation:style-name="pr15" draw:text-style-name="P8" draw:layer="layout" svg:width="25.199cm" svg:height="18.36cm" svg:x="1.4cm" svg:y="2.54cm" presentation:class="outline" presentation:user-transformed="true">
          <draw:text-box>
            <text:list text:style-name="L2">
              <text:list-item>
                <text:p><text:span text:style-name="T10">:</text:span><text:span text:style-name="T15"> from command mode in vi start an ex command, which is then terminated by </text:span><text:span text:style-name="T16">Escape</text:span><text:span text:style-name="T12">, </text:span><text:span text:style-name="T16">newline</text:span><text:span text:style-name="T12"> or </text:span><text:span text:style-name="T16">return</text:span><text:span text:style-name="T12">. <text:s/>In ex mode, the prompt is </text:span><text:span text:style-name="T11">:</text:span><text:span text:style-name="T12">, and that leading </text:span><text:span text:style-name="T11">:</text:span><text:span text:style-name="T12"> isn't input as part of the command.</text:span></text:p>
              </text:list-item>
              <text:list-item>
                <text:p><text:span text:style-name="T11">Q</text:span><text:span text:style-name="T12"> – </text:span><text:span text:style-name="T11">q</text:span><text:span text:style-name="T12">uit visual mode, go to ex command mode</text:span></text:p>
              </text:list-item>
              <text:list-item>
                <text:p><text:span text:style-name="T11">:vi</text:span><text:span text:style-name="T12"> – go to </text:span><text:span text:style-name="T11">vi</text:span><text:span text:style-name="T12">sual mode</text:span></text:p>
              </text:list-item>
              <text:list-item>
                <text:p><text:span text:style-name="T11">:wq</text:span><text:span text:style-name="T12"> – </text:span><text:span text:style-name="T11">w</text:span><text:span text:style-name="T12">rite and </text:span><text:span text:style-name="T11">q</text:span><text:span text:style-name="T12">uit</text:span></text:p>
              </text:list-item>
              <text:list-item>
                <text:p><text:span text:style-name="T11">:x</text:span><text:span text:style-name="T12"> - write out any changes and e</text:span><text:span text:style-name="T11">x</text:span><text:span text:style-name="T12">it </text:span></text:p>
              </text:list-item>
              <text:list-item>
                <text:p><text:span text:style-name="T11">:q</text:span><text:span text:style-name="T12"> – </text:span><text:span text:style-name="T11">q</text:span><text:span text:style-name="T12">uit (warns if changes not written)</text:span></text:p>
              </text:list-item>
              <text:list-item>
                <text:p><text:span text:style-name="T11">:q!</text:span><text:span text:style-name="T12"> - </text:span><text:span text:style-name="T11">q</text:span><text:span text:style-name="T12">uit (even if changes not written)</text:span></text:p>
              </text:list-item>
              <text:list-item>
                <text:p><text:span text:style-name="T11">:sh</text:span><text:span text:style-name="T12"> – </text:span><text:span text:style-name="T11">sh</text:span><text:span text:style-name="T12">ell</text:span></text:p>
              </text:list-item>
              <text:list-item>
                <text:p><text:span text:style-name="T11">:!</text:span><text:span text:style-name="T16">cmd</text:span><text:span text:style-name="T12"> – run shell command </text:span><text:span text:style-name="T16">cmd</text:span><text:span text:style-name="T12"> and return, </text:span><text:span text:style-name="T11">!</text:span><text:span text:style-name="T12"> in command substitutes prior comman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256cm" svg:x="1.4cm" svg:y="0.962cm" presentation:class="title">
          <draw:text-box>
            <text:p>vi – more ex stuff!</text:p>
          </draw:text-box>
        </draw:frame>
        <draw:frame presentation:style-name="pr16" draw:text-style-name="P6" draw:layer="layout" svg:width="25.199cm" svg:height="15.193cm" svg:x="1.4cm" svg:y="4.914cm" presentation:class="outline" presentation:user-transformed="true">
          <draw:text-box>
            <text:list text:style-name="L2">
              <text:list-item>
                <text:p><text:span text:style-name="T11">:</text:span><text:span text:style-name="T16">[range]</text:span><text:span text:style-name="T11">d</text:span><text:span text:style-name="T12"> – </text:span><text:span text:style-name="T11">d</text:span><text:span text:style-name="T12">elete line(s) (default current)</text:span></text:p>
              </text:list-item>
              <text:list-item>
                <text:p><text:span text:style-name="T11">:</text:span><text:span text:style-name="T16">[range]</text:span><text:span text:style-name="T11">s/</text:span><text:span text:style-name="T16">re</text:span><text:span text:style-name="T11">/</text:span><text:span text:style-name="T16">replacement</text:span><text:span text:style-name="T11">/</text:span><text:span text:style-name="T16">[cg]</text:span><text:span text:style-name="T12"> - on range line(s) (default current) replace matched regular expression </text:span><text:span text:style-name="T16">re</text:span><text:span text:style-name="T12"> with </text:span><text:span text:style-name="T16">replacement</text:span><text:span text:style-name="T12">, optionally confirming(c) and/or globally(g) (all locations within line(s))</text:span></text:p>
              </text:list-item>
              <text:list-item>
                <text:p><text:span text:style-name="T24">:</text:span><text:span text:style-name="T16">[range]</text:span><text:span text:style-name="T11">g/</text:span><text:span text:style-name="T16">re</text:span><text:span text:style-name="T11">/</text:span><text:span text:style-name="T16">command</text:span><text:span text:style-name="T12"> – </text:span><text:span text:style-name="T11">g</text:span><text:span text:style-name="T12">lobally (default all lines) matching regular expression </text:span><text:span text:style-name="T16">re</text:span><text:span text:style-name="T12"> do ex command</text:span><text:span text:style-name="T16"> command</text:span></text:p>
              </text:list-item>
              <text:list-item>
                <text:p><text:span text:style-name="T24">:$</text:span><text:span text:style-name="T25">[+-relnum]</text:span><text:span text:style-name="T16">,</text:span><text:span text:style-name="T11"> :.</text:span><text:span text:style-name="T16">[+-relnum], </text:span><text:span text:style-name="T11">:</text:span><text:span text:style-name="T16">num</text:span><text:span text:style-name="T12"> - goto last, current or line number </text:span><text:span text:style-name="T16">num</text:span><text:span text:style-name="T12"> line, optionally +- </text:span><text:span text:style-name="T16">relnum</text:span><text:span text:style-name="T12"> lin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4" draw:text-style-name="P6" draw:layer="layout" svg:width="25.199cm" svg:height="2.54cm" svg:x="1.4cm" svg:y="0cm" presentation:class="title" presentation:user-transformed="true">
          <draw:text-box>
            <text:p>vi – yet more ex stuff!</text:p>
          </draw:text-box>
        </draw:frame>
        <draw:frame presentation:style-name="pr17" draw:text-style-name="P8" draw:layer="layout" svg:width="25.199cm" svg:height="17.729cm" svg:x="1.4cm" svg:y="2.54cm" presentation:class="outline" presentation:user-transformed="true">
          <draw:text-box>
            <text:list text:style-name="L2">
              <text:list-item>
                <text:p><text:span text:style-name="T11">:.= </text:span><text:span text:style-name="T12">- what's my current line (number)?</text:span></text:p>
              </text:list-item>
              <text:list-item>
                <text:p><text:span text:style-name="T11">:$= </text:span><text:span text:style-name="T12">- what's my last line (number)?</text:span></text:p>
              </text:list-item>
              <text:list-item>
                <text:p><text:span text:style-name="T11">:f</text:span><text:span text:style-name="T12"> </text:span><text:span text:style-name="T16">[file]</text:span><text:span text:style-name="T12"> – what's my </text:span><text:span text:style-name="T11">f</text:span><text:span text:style-name="T12">ile name (set it to </text:span><text:span text:style-name="T16">file</text:span><text:span text:style-name="T12">)</text:span></text:p>
              </text:list-item>
              <text:list-item>
                <text:p><text:span text:style-name="T11">:</text:span><text:span text:style-name="T16">[pos]</text:span><text:span text:style-name="T11">r</text:span><text:span text:style-name="T12"> </text:span><text:span text:style-name="T16">[file] </text:span><text:span text:style-name="T12">– </text:span><text:span text:style-name="T11">r</text:span><text:span text:style-name="T12">ead in </text:span><text:span text:style-name="T16">file</text:span><text:span text:style-name="T12"> (default current) after after </text:span><text:span text:style-name="T16">pos</text:span><text:span text:style-name="T12"> (default current) line</text:span></text:p>
              </text:list-item>
              <text:list-item>
                <text:p><text:span text:style-name="T11">:</text:span><text:span text:style-name="T16">[range]</text:span><text:span text:style-name="T11">w</text:span><text:span text:style-name="T12"> </text:span><text:span text:style-name="T16">[file]</text:span><text:span text:style-name="T12"> – </text:span><text:span text:style-name="T11">w</text:span><text:span text:style-name="T12">rite range (default all) to </text:span><text:span text:style-name="T16">file</text:span><text:span text:style-name="T12"> (default current)</text:span></text:p>
              </text:list-item>
              <text:list-item>
                <text:p><text:span text:style-name="T11">:n</text:span><text:span text:style-name="T12"> – </text:span><text:span text:style-name="T11">n</text:span><text:span text:style-name="T12">ext file</text:span></text:p>
              </text:list-item>
              <text:list-item>
                <text:p><text:span text:style-name="T11">:e </text:span><text:span text:style-name="T16">[file(s)]</text:span><text:span text:style-name="T11"> – </text:span><text:span text:style-name="T12">start </text:span><text:span text:style-name="T11">e</text:span><text:span text:style-name="T12">diting file(s) (default current)</text:span></text:p>
              </text:list-item>
              <text:list-item>
                <text:p><text:span text:style-name="T11">:rew</text:span><text:span text:style-name="T12"> – </text:span><text:span text:style-name="T11">rew</text:span><text:span text:style-name="T12">ind to the first file</text:span></text:p>
              </text:list-item>
              <text:list-item>
                <text:p><text:span text:style-name="T11">:f</text:span><text:span text:style-name="T12"> through </text:span><text:span text:style-name="T11">:rew</text:span><text:span text:style-name="T16"> </text:span><text:span text:style-name="T12">above may be </text:span><text:span text:style-name="T26">"</text:span><text:span text:style-name="T12">forced</text:span><text:span text:style-name="T26">" by appending </text:span><text:span text:style-name="T17">!</text:span><text:span text:style-name="T26">, e.g.: </text:span><text:span text:style-name="T17">:f!</text:span><text:span text:style-name="T26">, … </text:span><text:span text:style-name="T17">:rew!</text:span></text:p>
              </text:list-item>
              <text:list-item>
                <text:p><text:span text:style-name="T17">:arg</text:span><text:span text:style-name="T26"> – show my current file and file argumen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256cm" svg:x="1.4cm" svg:y="0.962cm" presentation:class="title">
          <draw:text-box>
            <text:p>vi – yet more ex stuff!</text:p>
          </draw:text-box>
        </draw:frame>
        <draw:frame presentation:style-name="pr18" draw:text-style-name="P6" draw:layer="layout" svg:width="25.199cm" svg:height="13.927cm" svg:x="1.4cm" svg:y="4.914cm" presentation:class="outline" presentation:user-transformed="true">
          <draw:text-box>
            <text:list text:style-name="L2">
              <text:list-item>
                <text:p><text:span text:style-name="T17">:w !</text:span><text:span text:style-name="T27">command</text:span><text:span text:style-name="T26">, </text:span><text:span text:style-name="T17">:r !</text:span><text:span text:style-name="T27">command –</text:span><text:span text:style-name="T26"> to/from shell </text:span><text:span text:style-name="T27">command</text:span><text:span text:style-name="T26">, not to be confused with forced(</text:span><text:span text:style-name="T17">!</text:span><text:span text:style-name="T26">)</text:span></text:p>
              </text:list-item>
              <text:list-item>
                <text:p><text:span text:style-name="T26">in most </text:span><text:span text:style-name="T27">file</text:span><text:span text:style-name="T26"> and shell commands, % will substitute current file name, and # will substitute "alternate" file name, and ex will do shell metasyntax expansion of file names given</text:span></text:p>
              </text:list-item>
              <text:list-item>
                <text:p><text:span text:style-name="T17">:</text:span><text:span text:style-name="T27">[range]</text:span><text:span text:style-name="T17">m</text:span><text:span text:style-name="T27">pos –</text:span><text:span text:style-name="T26"> move </text:span><text:span text:style-name="T27">range</text:span><text:span text:style-name="T26"> (default current line) after line </text:span><text:span text:style-name="T27">pos</text:span></text:p>
              </text:list-item>
              <text:list-item>
                <text:p><text:span text:style-name="T17">:</text:span><text:span text:style-name="T27">[range]</text:span><text:span text:style-name="T17">t</text:span><text:span text:style-name="T27">pos –</text:span><text:span text:style-name="T26"> copy </text:span><text:span text:style-name="T27">range</text:span><text:span text:style-name="T26"> (default current line) after line </text:span><text:span text:style-name="T27">pos</text:span></text:p>
              </text:list-item>
              <text:list-item>
                <text:p><text:span text:style-name="T17">:</text:span><text:span text:style-name="T27">[range]</text:span><text:span text:style-name="T17">j –</text:span><text:span text:style-name="T26"> </text:span><text:span text:style-name="T17">j</text:span><text:span text:style-name="T26">oin lines (default </text:span><text:span text:style-name="T17">.,.+1</text:span><text:span text:style-name="T26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256cm" svg:x="1.4cm" svg:y="0.962cm" presentation:class="title">
          <draw:text-box>
            <text:p>vi – yet more ex stuff!</text:p>
          </draw:text-box>
        </draw:frame>
        <draw:frame presentation:style-name="pr19" draw:text-style-name="P10" draw:layer="layout" svg:width="25.199cm" svg:height="13.714cm" svg:x="1.4cm" svg:y="4.914cm" presentation:class="outline" presentation:user-transformed="true">
          <draw:text-box>
            <text:list text:style-name="L2">
              <text:list-item>
                <text:p><text:span text:style-name="T23">specifying line and line ranges:</text:span></text:p>
                <text:list>
                  <text:list-item>
                    <text:p><text:span text:style-name="T27">number</text:span><text:span text:style-name="T26"> – line number</text:span></text:p>
                  </text:list-item>
                  <text:list-item>
                    <text:p><text:span text:style-name="T26">/</text:span><text:span text:style-name="T27">re</text:span><text:span text:style-name="T26">/ - next line matching regular expression </text:span><text:span text:style-name="T27">re</text:span></text:p>
                  </text:list-item>
                  <text:list-item>
                    <text:p><text:span text:style-name="T17">'</text:span><text:span text:style-name="T27">x –</text:span><text:span text:style-name="T26"> line marked by </text:span><text:span text:style-name="T27">x</text:span></text:p>
                  </text:list-item>
                  <text:list-item>
                    <text:p><text:span text:style-name="T17">$</text:span><text:span text:style-name="T26">, </text:span><text:span text:style-name="T17">.</text:span><text:span text:style-name="T26">, etc. for specific line</text:span></text:p>
                  </text:list-item>
                  <text:list-item>
                    <text:p><text:span text:style-name="T17">-</text:span><text:span text:style-name="T26">, </text:span><text:span text:style-name="T17">+ </text:span><text:span text:style-name="T26">- preceding(</text:span><text:span text:style-name="T17">-</text:span><text:span text:style-name="T26">) / next(</text:span><text:span text:style-name="T17">+</text:span><text:span text:style-name="T26">) line</text:span></text:p>
                  </text:list-item>
                  <text:list-item>
                    <text:p><text:span text:style-name="T27">first</text:span><text:span text:style-name="T17">,</text:span><text:span text:style-name="T27">last</text:span><text:span text:style-name="T26"> – use any two of the above for </text:span><text:span text:style-name="T27">first</text:span><text:span text:style-name="T26"> and </text:span><text:span text:style-name="T27">last </text:span><text:span text:style-name="T26">separated by </text:span><text:span text:style-name="T17">,</text:span><text:span text:style-name="T26"> (comma) specifies that range (</text:span><text:span text:style-name="T27">first </text:span><text:span text:style-name="T26">can't occur</text:span><text:span text:style-name="T27"> </text:span><text:span text:style-name="T26">after</text:span><text:span text:style-name="T27"> last</text:span><text:span text:style-name="T26">)</text:span></text:p>
                  </text:list-item>
                  <text:list-item>
                    <text:p><text:span text:style-name="T17">%</text:span><text:span text:style-name="T26"> - all lines (same as 1,$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256cm" svg:x="1.4cm" svg:y="0.962cm" presentation:class="title">
          <draw:text-box>
            <text:p>vi – handy ex options: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23">use </text:span><text:span text:style-name="T28">:se</text:span><text:span text:style-name="T29"> </text:span><text:span text:style-name="T27">option</text:span><text:span text:style-name="T26"> to set, </text:span><text:span text:style-name="T17">:se</text:span><text:span text:style-name="T26"> to show changed from default, </text:span><text:span text:style-name="T17">:se all </text:span><text:span text:style-name="T26">to show all</text:span></text:p>
                <text:list>
                  <text:list-item>
                    <text:p text:style-name="P12"><text:span text:style-name="T23">showmode, showmatch, autoindent, wrapmargin=</text:span><text:span text:style-name="T27">num, </text:span><text:span text:style-name="T26">directory=, </text:span><text:span text:style-name="T27">[no]</text:span><text:span text:style-name="T26">ignorecase, </text:span><text:span text:style-name="T27">[no]</text:span><text:span text:style-name="T26">number, </text:span><text:span text:style-name="T27">[no]</text:span><text:span text:style-name="T26">list, </text:span><text:span text:style-name="T27">[no]</text:span><text:span text:style-name="T26">readonly, shiftwidth=</text:span><text:span text:style-name="T27">num, </text:span><text:span text:style-name="T26">tabstop=</text:span><text:span text:style-name="T27">num, [no]</text:span><text:span text:style-name="T26">wrapsc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256cm" svg:x="1.4cm" svg:y="0.962cm" presentation:class="title">
          <draw:text-box>
            <text:p>vi - invocation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view, vi -R - <text:span text:style-name="T5">"</text:span>read only<text:span text:style-name="T5">"</text:span></text:p>
              </text:list-item>
              <text:list-item>
                <text:p><text:span text:style-name="T5">vi -r - recovery mode</text:span></text:p>
              </text:list-item>
              <text:list-item>
                <text:p><text:span text:style-name="T5">EXINIT</text:span></text:p>
              </text:list-item>
              <text:list-item>
                <text:p><text:span text:style-name="T5">~/.exrc</text:span></text:p>
              </text:list-item>
              <text:list-item>
                <text:p><text:span text:style-name="T5">ex</text:span></text:p>
              </text:list-item>
              <text:list-item>
                <text:p><text:span text:style-name="T5">vi +/</text:span><text:span text:style-name="T30">re</text:span><text:span text:style-name="T14">/ start at regular expression </text:span><text:span text:style-name="T30">re</text:span></text:p>
              </text:list-item>
              <text:list-item>
                <text:p><text:span text:style-name="T14">vi +</text:span><text:span text:style-name="T30">[num]</text:span><text:span text:style-name="T14"> – start at line number </text:span><text:span text:style-name="T30">num</text:span><text:span text:style-name="T14"> (default end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256cm" svg:x="1.4cm" svg:y="0.962cm" presentation:class="title">
          <draw:text-box>
            <text:p>vi – tips, tricks, fast 'n cool stuff</text:p>
          </draw:text-box>
        </draw:frame>
        <draw:frame presentation:style-name="pr18" draw:text-style-name="P6" draw:layer="layout" svg:width="25.199cm" svg:height="13.927cm" svg:x="1.4cm" svg:y="4.914cm" presentation:class="outline" presentation:user-transformed="true">
          <draw:text-box>
            <text:list text:style-name="L2">
              <text:list-item>
                <text:p><text:span text:style-name="T10">deep</text:span> – exchange two words</text:p>
              </text:list-item>
              <text:list-item>
                <text:p>read in from / write out to / filter through command (<text:span text:style-name="T10">:w !</text:span>, <text:span text:style-name="T10">:r !</text:span>, <text:span text:style-name="T10">!</text:span>, etc.)</text:p>
              </text:list-item>
              <text:list-item>
                <text:p>use for scratch computations/analysis</text:p>
              </text:list-item>
              <text:list-item>
                <text:p>avoid accidental overwrites – don't let vi know a filename</text:p>
              </text:list-item>
              <text:list-item>
                <text:p>% and # in ex command</text:p>
              </text:list-item>
              <text:list-item>
                <text:p><text:span text:style-name="T10">:n</text:span>, <text:span text:style-name="T10">:rew</text:span>, <text:span text:style-name="T10">:e</text:span></text:p>
              </text:list-item>
              <text:list-item>
                <text:p>spell checks, comparing, (un)expanding tabs</text:p>
              </text:list-item>
              <text:list-item>
                <text:p>nvi/vim: leftright/nowrap</text:p>
              </text:list-item>
              <text:list-item>
                <text:p>quick rul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0" draw:text-style-name="P6" draw:layer="layout" svg:width="25.199cm" svg:height="3.506cm" svg:x="1.4cm" svg:y="0.837cm" presentation:class="title">
          <draw:text-box>
            <text:p>tips &amp; caveats</text:p>
          </draw:text-box>
        </draw:frame>
        <draw:frame presentation:style-name="pr21" draw:text-style-name="P6" draw:layer="layout" svg:width="25.199cm" svg:height="12.531cm" svg:x="1.4cm" svg:y="4.914cm" presentation:class="outline" presentation:user-transformed="true">
          <draw:text-box>
            <text:list text:style-name="L2">
              <text:list-item>
                <text:p>character sets and LC_ALL=C</text:p>
              </text:list-item>
              <text:list-item>
                <text:p><text:a xlink:href="http://www.rawbw.com/~mp/linux/vim/vim_annoyances.txt" xlink:type="simple">vim annoyances</text:a></text:p>
              </text:list-item>
              <text:list-item>
                <text:p>classic vi limitations</text:p>
                <text:list>
                  <text:list-item>
                    <text:p>no nowrap or leftright option</text:p>
                  </text:list-item>
                  <text:list-item>
                    <text:p>Can't handle:</text:p>
                    <text:list>
                      <text:list-item>
                        <text:p>ASCII null</text:p>
                      </text:list-item>
                      <text:list-item>
                        <text:p>lines that are:</text:p>
                        <text:list>
                          <text:list-item>
                            <text:p>&gt;1022 characters</text:p>
                          </text:list-item>
                          <text:list-item>
                            <text:p>too long to fit on display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vi (vi on BSD) rocks (but isn't quite perfec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4" draw:text-style-name="P6" draw:layer="layout" svg:width="25.199cm" svg:height="2.54cm" svg:x="1.4cm" svg:y="0cm" presentation:class="title" presentation:user-transformed="true">
          <draw:text-box>
            <text:p>resources, references, etc.</text:p>
          </draw:text-box>
        </draw:frame>
        <draw:frame presentation:style-name="pr23" draw:text-style-name="P6" draw:layer="layout" svg:width="28cm" svg:height="18.415cm" svg:x="0cm" svg:y="2.585cm" presentation:class="outline" presentation:user-transformed="true">
          <draw:text-box>
            <text:list text:style-name="L2">
              <text:list-item>
                <text:p><text:span text:style-name="T31">quick reference card, e.g.:</text:span></text:p>
                <text:list>
                  <text:list-item>
                    <text:p><text:span text:style-name="T32"><text:a xlink:href="https://docs.freebsd.org/44doc/usd/12.vi/summary.pdf" xlink:type="simple">https://docs.freebsd.org/44doc/usd/12.vi/summary.pdf</text:a></text:span></text:p>
                  </text:list-item>
                </text:list>
              </text:list-item>
              <text:list-item>
                <text:p><text:span text:style-name="T31">An Introduction to Display Editing with Vi,William Joy, Mark Horton, various sources, e.g.:</text:span></text:p>
                <text:list>
                  <text:list-item>
                    <text:p><text:span text:style-name="T32"><text:a xlink:href="https://docs.freebsd.org/44doc/usd/12.vi/paper.pdf" xlink:type="simple">https://docs.freebsd.org/44doc/usd/12.vi/paper.pdf</text:a></text:span></text:p>
                  </text:list-item>
                </text:list>
              </text:list-item>
              <text:list-item>
                <text:p><text:span text:style-name="T31">manual pages: vi(1), ex(1), nvi(1), vim(1), etc.</text:span></text:p>
              </text:list-item>
              <text:list-item>
                <text:p><text:span text:style-name="T31"><text:a xlink:href="http://www.rawbw.com/~mp/unix/vi/" xlink:type="simple">http://www.rawbw.com/~mp/unix/vi/</text:a></text:span></text:p>
              </text:list-item>
              <text:list-item>
                <text:p><text:span text:style-name="T31"><text:a xlink:href="http://www.rawbw.com/~mp/unix/regular_expressions/" xlink:type="simple">http://www.rawbw.com/~mp/unix/regular_expressions/</text:a></text:span></text:p>
              </text:list-item>
              <text:list-item>
                <text:p><text:span text:style-name="T31"><text:a xlink:href="https://en.wikipedia.org/wiki/Vi" xlink:type="simple">https://en.wikipedia.org/wiki/Vi</text:a></text:span></text:p>
              </text:list-item>
              <text:list-item>
                <text:p><text:span text:style-name="T31">The vi Lovers Home Page:</text:span></text:p>
                <text:list>
                  <text:list-item>
                    <text:p><text:span text:style-name="T33"><text:a xlink:href="http://thomer.com/vi/vi.html" xlink:type="simple">http://thomer.com/vi/vi.html</text:a></text:span></text:p>
                  </text:list-item>
                </text:list>
              </text:list-item>
              <text:list-item>
                <text:p><text:span text:style-name="T31">Learning the vi and Vim Editors:</text:span></text:p>
                <text:list>
                  <text:list-item>
                    <text:p><text:span text:style-name="T34"><text:a xlink:href="https://www.oreilly.com/library/view/learning-the-vi/9780596529833/" xlink:type="simple">https://www.oreilly.com/library/view/learning-the-vi/9780596529833/</text:a></text:span></text:p>
                  </text:list-item>
                </text:list>
              </text:list-item>
              <text:list-item>
                <text:p><text:span text:style-name="T31">vi standard (POSIX, etc.):</text:span></text:p>
                <text:list>
                  <text:list-item>
                    <text:p><text:span text:style-name="T4"><text:a xlink:href="http://pubs.opengroup.org/onlinepubs/9699919799/utilities/vi.html" xlink:type="simple">http://pubs.opengroup.org/onlinepubs/9699919799/utilities/vi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2" svg:font-family="Arial" style:font-family-generic="swiss"/>
    <style:font-face style:name="Arial1" svg:font-family="Arial" style:font-adornments="Regular" style:font-family-generic="swiss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swiss" style:font-pitch="variable"/>
    <style:font-face style:name="Tahoma1" svg:font-family="Tahoma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6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Michael Paoli</meta:initial-creator>
    <meta:creation-date>2010-02-15T19:00:38.84</meta:creation-date>
    <meta:editing-duration>P2DT13H26M40S</meta:editing-duration>
    <meta:editing-cycles>134</meta:editing-cycles>
    <dc:date>2020-07-01T01:20:24.996606396</dc:date>
    <meta:generator>LibreOffice/6.4.4.2$MacOSX_X86_64 LibreOffice_project/3d775be2011f3886db32dfd395a6a6d1ca2630ff</meta:generator>
    <meta:document-statistic meta:object-count="125"/>
  </office:meta>
</office:document-meta>
</file>